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2a6099" loext:opacity="100%" fo:font-size="15pt" fo:font-weight="bold" officeooo:rsid="00079a63" officeooo:paragraph-rsid="00079a63" fo:background-color="transparent" style:font-size-asian="13.1000003814697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fo:font-size="15pt" officeooo:paragraph-rsid="0007f86a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size="15pt" officeooo:rsid="00079a63" officeooo:paragraph-rsid="00079a63" style:font-size-asian="13.1000003814697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fo:font-size="15pt" officeooo:rsid="00079a63" officeooo:paragraph-rsid="0007f86a" style:font-size-asian="13.1000003814697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font-size="15pt" officeooo:rsid="0007f86a" officeooo:paragraph-rsid="0007f86a" style:font-size-asian="13.1000003814697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Arial Black" fo:font-size="15pt" style:text-underline-style="solid" style:text-underline-width="auto" style:text-underline-color="font-color" fo:font-weight="bold" officeooo:rsid="00079a63" officeooo:paragraph-rsid="00079a63" fo:background-color="#ffff00" style:font-size-asian="13.1000003814697pt" style:font-weight-asian="bold" style:font-size-complex="1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5pt" officeooo:rsid="0007f86a" officeooo:paragraph-rsid="0007f86a" style:font-size-asian="13.1000003814697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officeooo:rsid="0007f86a" officeooo:paragraph-rsid="00097ac7" style:font-size-asian="13.1000003814697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font-size="15pt" officeooo:rsid="00079a63" officeooo:paragraph-rsid="00079a63" style:font-size-asian="13.1000003814697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fo:font-size="15pt" officeooo:rsid="00079a63" officeooo:paragraph-rsid="00097ac7" style:font-size-asian="13.1000003814697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font-size="15pt" officeooo:rsid="00079a63" officeooo:paragraph-rsid="0007f86a" style:font-size-asian="13.1000003814697pt" style:font-size-complex="15pt"/>
    </style:style>
    <style:style style:name="T1" style:family="text">
      <style:text-properties style:text-position="super 58%"/>
    </style:style>
    <style:style style:name="T2" style:family="text">
      <style:text-properties officeooo:rsid="0007f86a"/>
    </style:style>
    <style:style style:name="T3" style:family="text">
      <style:text-properties officeooo:rsid="00097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1<text:span text:style-name="T3">1</text:span><text:span text:style-name="T1">th</text:span> March, 2021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SR No.</text:p>
          </table:table-cell>
          <table:table-cell table:style-name="Table1.A1" office:value-type="string">
            <text:p text:style-name="P8">Activity</text:p>
          </table:table-cell>
          <table:table-cell table:style-name="Table1.C1" office:value-type="string">
            <text:p text:style-name="P8">Details</text:p>
          </table:table-cell>
        </table:table-row>
        <table:table-row table:style-name="Table1.2">
          <table:table-cell table:style-name="Table1.A2" office:value-type="string">
            <text:p text:style-name="P5">1. </text:p>
          </table:table-cell>
          <table:table-cell table:style-name="Table1.A2" office:value-type="string">
            <text:p text:style-name="P5">Worked on Project</text:p>
          </table:table-cell>
          <table:table-cell table:style-name="Table1.C2" office:value-type="string">
            <text:p text:style-name="P5">- <text:s/><text:span text:style-name="T3">Made some changes to </text:span></text:p>
            <text:p text:style-name="P12"><text:s text:c="3"/><text:span text:style-name="T3">the PPT as asked by</text:span></text:p>
            <text:p text:style-name="P12"><text:span text:style-name="T3"><text:s text:c="3"/>ma’am.</text:span></text:p>
            <text:p text:style-name="P5"/>
            <text:p text:style-name="P5"/>
          </table:table-cell>
        </table:table-row>
        <table:table-row table:style-name="TableLine1903860370448">
          <table:table-cell table:style-name="Table1.A3" office:value-type="string">
            <text:p text:style-name="P5">2. </text:p>
          </table:table-cell>
          <table:table-cell table:style-name="Table1.B3" office:value-type="string">
            <text:p text:style-name="P5">Self-study</text:p>
          </table:table-cell>
          <table:table-cell table:style-name="Table1.C3" office:value-type="string">
            <text:p text:style-name="P5">- <text:s/>Tried to sketch the</text:p>
            <text:p text:style-name="P12"><text:s text:c="3"/>solutions mentioned in</text:p>
            <text:p text:style-name="P12"><text:s text:c="3"/><text:span text:style-name="T3">AfterMarket Parts</text:span></text:p>
            <text:p text:style-name="P5"><text:s text:c="3"/>OEM segment of</text:p>
            <text:p text:style-name="P5"><text:s text:c="3"/>AutoFacets, to get a </text:p>
            <text:p text:style-name="P5"><text:s text:c="3"/>better overview of</text:p>
            <text:p text:style-name="P5"><text:s text:c="3"/>possible ways of</text:p>
            <text:p text:style-name="P5"><text:s text:c="3"/>implementation.</text:p>
            <text:p text:style-name="P5"/>
            <text:p text:style-name="P6">- <text:s/><text:span text:style-name="T2">Learnt few concepts of</text:span></text:p>
            <text:p text:style-name="P10"><text:s text:c="3"/>supply chain of</text:p>
            <text:p text:style-name="P10"><text:s text:c="3"/><text:span text:style-name="T3">AfterMarket Parts</text:span> in</text:p>
            <text:p text:style-name="P7"><text:s text:c="3"/>Automotive industry.</text:p>
            <text:p text:style-name="P6"/>
            <text:p text:style-name="P6"><text:s/></text:p>
          </table:table-cell>
        </table:table-row>
        <table:table-row table:style-name="TableLine1903860356848">
          <table:table-cell table:style-name="Table1.A4" office:value-type="string">
            <text:p text:style-name="P7">3. </text:p>
          </table:table-cell>
          <table:table-cell table:style-name="Table1.B4" office:value-type="string">
            <text:p text:style-name="P7">Presentation</text:p>
          </table:table-cell>
          <table:table-cell table:style-name="Table1.C4" office:value-type="string">
            <text:p text:style-name="P4">- <text:span text:style-name="T2">Researched content for</text:span></text:p>
            <text:p text:style-name="P7"><text:s text:c="2"/>PPT of aftermarket </text:p>
            <text:p text:style-name="P10"><text:s text:c="2"/>services <text:span text:style-name="T3">again today.</text:span></text:p>
            <text:p text:style-name="P10"><text:span text:style-name="T3"><text:s text:c="2"/>Found some good </text:span></text:p>
            <text:p text:style-name="P10"><text:span text:style-name="T3"><text:s text:c="2"/>content.</text:span></text:p>
            <text:p text:style-name="P10"/>
            <text:p text:style-name="P10">- <text:span text:style-name="T3">Tried to include less</text:span></text:p>
            <text:p text:style-name="P10"><text:span text:style-name="T3"><text:s text:c="2"/>textual information as it</text:span></text:p>
            <text:p text:style-name="P10"><text:span text:style-name="T3"><text:s text:c="2"/>can bore the audience of </text:span></text:p>
            <text:p text:style-name="P10"><text:span text:style-name="T3"><text:s text:c="2"/>PPT.</text:span></text:p>
            <text:p text:style-name="P10"/>
            <text:p text:style-name="P10"/>
            <text:p text:style-name="P10"><text:soft-page-break/></text:p>
            <text:p text:style-name="P10">- <text:span text:style-name="T3">Included icons, diagrams</text:span></text:p>
            <text:p text:style-name="P10"><text:span text:style-name="T3"><text:s text:c="2"/>and pictures in PPT to </text:span></text:p>
            <text:p text:style-name="P10"><text:span text:style-name="T3"><text:s text:c="2"/>make it more indulging.</text:span></text:p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1T18:48:41.692000000</dc:date>
    <meta:editing-duration>PT15M3S</meta:editing-duration>
    <meta:editing-cycles>3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38" meta:word-count="107" meta:character-count="662" meta:non-whitespace-character-count="525"/>
  </office:meta>
</office:document-meta>
</file>